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2" style:font-size-asian="12" style:font-size-complex="12"/>
    </style:style>
    <style:style style:family="paragraph" style:name="par_1" style:parent-style-name="Standard">
      <style:paragraph-properties fo:text-align="justify" style:justify-single-word="false"/>
      <style:text-properties/>
    </style:style>
    <style:style style:family="paragraph" style:name="par_2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Lorem ipsum dolor sit amet,
consectetur adipiscing elit.
Donec placerat viverra erat at
tincidunt. Suspendisse sed ligu-
la diam. Quisque scelerisque
bibendum dapibus. Suspen-
disse non erat id elit lacinia
iaculis sit amet id mi. In at lec-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5T14:45:20</meta:creation-date>
    <dc:date>2010-07-25T14:45:20</dc:date>
    <meta:document-statistic meta:character-count="234" meta:image-count="0" meta:object-count="0" meta:page-count="1" meta:paragraph-count="1" meta:table-count="0" meta:word-count="0"/>
  </office:meta>
</office:document-meta>
</file>